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SAS CS0 Solar Array</text:p>
          </table:table-cell>
          <table:table-cell office:value-type="string" calcext:value-type="string">
            <text:p>REV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www.digikey.com/scripts/DkSearch/dksus.dll?Detail&amp;itemSeq=193917056&amp;uq=635961487990733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597&amp;uq=635961487990733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916951&amp;uq=635960762341662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904&amp;uq=635961492508328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4516904&amp;uq=6359614925083288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645&amp;uq=6359614910045879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_0805</text:p>
          </table:table-cell>
          <table:table-cell/>
          <table:table-cell office:value-type="string" calcext:value-type="string">
            <text:p>http://www.digikey.com/scripts/DkSearch/dksus.dll?Detail&amp;itemSeq=194516904&amp;uq=635961492508328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http://www.digikey.com/scripts/DkSearch/dksus.dll?Detail&amp;itemSeq=193918168&amp;uq=635955483032724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SOD-323</text:p>
          </table:table-cell>
          <table:table-cell/>
          <table:table-cell office:value-type="string" calcext:value-type="string">
            <text:p><text:a xlink:href="http://www.digikey.com/product-detail/en/nxp-semiconductors/PDZ5.6B,115/568-3848-1-ND/1163129" xlink:type="simple">http://www.digikey.com/product-detail/en/nxp-semiconductors/PDZ5.6B,115/568-3848-1-ND/1163129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Booster</text:p>
          </table:table-cell>
          <table:table-cell office:value-type="string" calcext:value-type="string">
            <text:p>TSSOP-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MSSOP-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-70-6</text:p>
          </table:table-cell>
          <table:table-cell/>
          <table:table-cell office:value-type="string" calcext:value-type="string">
            <text:p>http://www.digikey.com/product-detail/en/on-semiconductor/NUP4202W1T2G/NUP4202W1T2GOSCT-ND/21220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_1212</text:p>
          </table:table-cell>
          <table:table-cell/>
          <table:table-cell office:value-type="string" calcext:value-type="string">
            <text:p>http://www.digikey.com/product-detail/en/murata-electronics-north-america/LQH3NPN100NG0L/490-5123-1-ND/18939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V_In</text:p>
          </table:table-cell>
          <table:table-cell office:value-type="string" calcext:value-type="string">
            <text:p>1x0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ONN x7</text:p>
          </table:table-cell>
          <table:table-cell office:value-type="string" calcext:value-type="string">
            <text:p>1x0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product-detail/en/on-semiconductor/MMBT2222ALT1G/MMBT2222ALT1GOSCT-ND/11398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http://www.digikey.com/scripts/DkSearch/dksus.dll?Detail&amp;itemSeq=194340826&amp;uq=6359600382556650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Mos</text:p>
          </table:table-cell>
          <table:table-cell office:value-type="string" calcext:value-type="string">
            <text:p>SOT-223</text:p>
          </table:table-cell>
          <table:table-cell/>
          <table:table-cell office:value-type="string" calcext:value-type="string">
            <text:p>http://www.digikey.com/product-detail/en/stmicroelectronics/STN1NK60Z/497-3523-1-ND/6693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0KL/311-100KGRCT-ND/7296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5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L0603FR-070R27L/311-.27QTR-ND/10371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1KL/311-1.0KGRTR-ND/7266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s://www.digikey.com/product-detail/en/yageo/RC0603JR-07240RL/311-240GRTR-ND/7267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910&amp;uq=6359549125057607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scripts/DkSearch/dksus.dll?Detail&amp;itemSeq=193852185&amp;uq=6359549031267990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_0603</text:p>
          </table:table-cell>
          <table:table-cell/>
          <table:table-cell office:value-type="string" calcext:value-type="string">
            <text:p>http://www.digikey.com/product-detail/en/yageo/RC0603JR-0710KL/311-10KGRTR-ND/726700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0:52:29.64770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35:35.512902046</meta:creation-date>
    <dc:date>2016-04-13T11:04:18.003211782</dc:date>
    <meta:editing-duration>PT33M35S</meta:editing-duration>
    <meta:editing-cycles>8</meta:editing-cycles>
    <meta:generator>LibreOffice/5.1.2.1.0$Linux_X86_64 LibreOffice_project/10m0$Build-1</meta:generator>
    <meta:document-statistic meta:table-count="1" meta:cell-count="183" meta:object-count="0"/>
  </office:meta>
</office:document-meta>
</file>